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vertical-align="middle"/>
    </style:style>
    <style:style style:name="gr2" style:family="graphic" style:parent-style-name="standard">
      <style:graphic-properties draw:fill-color="#ff3333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cm" svg:height="2cm" svg:x="0.2cm" svg:y="0.5cm">
          <text:p text:style-name="P1">Yellow</text:p>
          <text:p text:style-name="P1">(3)</text:p>
        </draw:rect>
        <draw:rect draw:style-name="gr2" draw:text-style-name="P1" draw:layer="layout" svg:width="2cm" svg:height="2cm" svg:x="3.2cm" svg:y="0.5cm">
          <text:p text:style-name="P1">Red</text:p>
          <text:p text:style-name="P1">(1)</text:p>
        </draw:rect>
        <draw:rect draw:style-name="gr3" draw:text-style-name="P1" draw:layer="layout" svg:width="2cm" svg:height="2cm" svg:x="6.2cm" svg:y="0.5cm">
          <text:p text:style-name="P1">Blue</text:p>
          <text:p text:style-name="P1">(2)</text:p>
        </draw:rect>
        <draw:rect draw:style-name="gr2" draw:text-style-name="P1" draw:layer="layout" svg:width="2cm" svg:height="2cm" svg:x="9.2cm" svg:y="0.5cm">
          <text:p text:style-name="P1">Red</text:p>
          <text:p text:style-name="P1">(1)</text:p>
        </draw:rect>
        <draw:rect draw:style-name="gr1" draw:text-style-name="P1" draw:layer="layout" svg:width="2cm" svg:height="2cm" svg:x="12.2cm" svg:y="0.5cm">
          <text:p text:style-name="P1">Yellow</text:p>
          <text:p text:style-name="P1">(3)</text:p>
        </draw:rect>
        <draw:rect draw:style-name="gr3" draw:text-style-name="P1" draw:layer="layout" svg:width="2cm" svg:height="2cm" svg:x="15.2cm" svg:y="0.5cm">
          <text:p text:style-name="P1">Blue</text:p>
          <text:p text:style-name="P1">(2)</text:p>
        </draw:rect>
        <draw:line draw:style-name="gr4" draw:text-style-name="P1" draw:layer="layout" svg:x1="1.2cm" svg:y1="3.2cm" svg:x2="13.2cm" svg:y2="3.2cm">
          <text:p/>
        </draw:line>
        <draw:line draw:style-name="gr4" draw:text-style-name="P1" draw:layer="layout" svg:x1="13.2cm" svg:y1="2.5cm" svg:x2="13.2cm" svg:y2="3.2cm">
          <text:p/>
        </draw:line>
        <draw:line draw:style-name="gr4" draw:text-style-name="P1" draw:layer="layout" svg:x1="1.2cm" svg:y1="2.5cm" svg:x2="1.2cm" svg:y2="3.2cm">
          <text:p/>
        </draw:line>
        <draw:line draw:style-name="gr4" draw:text-style-name="P1" draw:layer="layout" svg:x1="4.2cm" svg:y1="2.5cm" svg:x2="4.2cm" svg:y2="2.8cm">
          <text:p/>
        </draw:line>
        <draw:line draw:style-name="gr4" draw:text-style-name="P1" draw:layer="layout" svg:x1="10.2cm" svg:y1="2.5cm" svg:x2="10.2cm" svg:y2="2.8cm">
          <text:p/>
        </draw:line>
        <draw:line draw:style-name="gr4" draw:text-style-name="P1" draw:layer="layout" svg:x1="4.2cm" svg:y1="2.8cm" svg:x2="10.2cm" svg:y2="2.8cm">
          <text:p/>
        </draw:line>
        <draw:line draw:style-name="gr4" draw:text-style-name="P1" draw:layer="layout" svg:x1="7.2cm" svg:y1="0.2cm" svg:x2="16.2cm" svg:y2="0.2cm">
          <text:p/>
        </draw:line>
        <draw:line draw:style-name="gr4" draw:text-style-name="P1" draw:layer="layout" svg:x1="7.2cm" svg:y1="0.2cm" svg:x2="7.2cm" svg:y2="0.5cm">
          <text:p/>
        </draw:line>
        <draw:line draw:style-name="gr4" draw:text-style-name="P1" draw:layer="layout" svg:x1="16.2cm" svg:y1="0.2cm" svg:x2="16.2cm" svg:y2="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5cm" fo:page-height="3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en Loiseau</meta:initial-creator>
    <meta:creation-date>2015-03-31T10:13:23.07</meta:creation-date>
    <dc:date>2016-04-08T23:24:48.17</dc:date>
    <meta:editing-duration>PT13M18S</meta:editing-duration>
    <meta:editing-cycles>6</meta:editing-cycles>
    <meta:generator>OpenOffice/4.1.1$Win32 OpenOffice.org_project/411m6$Build-9775</meta:generator>
    <meta:document-statistic meta:object-count="15"/>
  </office:meta>
</office:document-meta>
</file>